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Interceptor.invoke( final MethodInvocation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acheInterceptor.JCach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cheInterceptor.JCacheInterceptor( @ Nullable Supplier &lt; CacheErrorHandler &gt;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